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63H16M19.188051S" calcext:value-type="time">
            <text:p>763:16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4H11M46.963S" calcext:value-type="time">
            <text:p>04:11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12H13M57.766S" calcext:value-type="time">
            <text:p>12:1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 style:data-style-name="N2" text:time-value="07:54:19.9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07T16:04:59.892000000</dc:date>
    <dc:creator>Benjamin Laws</dc:creator>
    <meta:editing-duration>P32DT23H19M31S</meta:editing-duration>
    <meta:editing-cycles>875</meta:editing-cycles>
    <meta:generator>LibreOffice/7.2.6.2$Windows_X86_64 LibreOffice_project/b0ec3a565991f7569a5a7f5d24fed7f52653d754</meta:generator>
    <meta:document-statistic meta:table-count="2" meta:cell-count="1129" meta:object-count="0"/>
  </office:meta>
</office:document-meta>
</file>